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WPI_20_Paddy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3.7307in" loext:decorative="false"/>
      <style:paragraph-properties style:writing-mode="lr-tb" style:text-autospace="none"/>
    </style:style>
    <style:style style:name="P1" style:family="paragraph">
      <style:paragraph-properties style:text-autospace="none"/>
    </style:style>
    <style:style style:name="T1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2" style:family="text"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PI Padd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16370" table:default-cell-style-name="Default"/>
        <table:table-row table:style-name="ro1">
          <table:table-cell table:style-name="ce4" office:value-type="string" calcext:value-type="string" table:number-columns-spanned="13" table:number-rows-spanned="1">
            <office:annotation draw:style-name="gr1" draw:text-style-name="P1" svg:width="1.1413in" svg:height="13.8094in" svg:x="9.4417in" svg:y="0in" draw:caption-point-x="-0.2402in" draw:caption-point-y="0.0039in">
              <dc:creator>Unknown Author</dc:creator>
              <dc:date>2026-04-03T00:00:00</dc:date>
              <text:p text:style-name="P1"><text:span text:style-name="T1">Monthly Wholesale Price Index</text:span></text:p>
              <text:p text:style-name="P1"><text:span text:style-name="T2"/></text:p>
              <text:p text:style-name="P1"><text:span text:style-name="T1">1. Figure 0 may be treated as index for particular item not-available.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1">Name of Commodity : Paddy </text:span></text:p>
              <text:p text:style-name="P1"><text:span text:style-name="T2"/></text:p>
              <text:p text:style-name="P1"><text:span text:style-name="T1">2. Figures for the latest two months are provisional. Latest two months are to be reckoned with reference to the latest monthly press release issued.</text:span></text:p>
              <text:p text:style-name="P1"><text:span text:style-name="T2">data taken fro: https://eaindustry.nic.in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1">Type : Individual Commodity</text:span></text:p>
              <text:p text:style-name="P1"><text:span text:style-name="T2"/></text:p>
              <text:p text:style-name="P1"><text:span text:style-name="T1">3. (NR : Not Released) : Please refer official Press Release for more information.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1">Weight : 1.43052 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1">Base Year : 2011-12 = 100 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/>
            </office:annotation>
            <text:p>Monthly Wholesale Price Index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04.2" calcext:value-type="float">
            <text:p>104.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6.1" calcext:value-type="float">
            <text:p>116.1</text:p>
          </table:table-cell>
          <table:table-cell office:value-type="float" office:value="116.6" calcext:value-type="float">
            <text:p>116.6</text:p>
          </table:table-cell>
          <table:table-cell office:value-type="float" office:value="116.3" calcext:value-type="float">
            <text:p>116.3</text:p>
          </table:table-cell>
          <table:table-cell office:value-type="float" office:value="115.9" calcext:value-type="float">
            <text:p>115.9</text:p>
          </table:table-cell>
          <table:table-cell table:number-columns-repeated="16371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116.7" calcext:value-type="float">
            <text:p>116.7</text:p>
          </table:table-cell>
          <table:table-cell table:style-name="ce2" office:value-type="float" office:value="117.9" calcext:value-type="float">
            <text:p>117.9</text:p>
          </table:table-cell>
          <table:table-cell table:style-name="ce2" office:value-type="float" office:value="118.7" calcext:value-type="float">
            <text:p>118.7</text:p>
          </table:table-cell>
          <table:table-cell table:style-name="ce2" office:value-type="float" office:value="120.4" calcext:value-type="float">
            <text:p>120.4</text:p>
          </table:table-cell>
          <table:table-cell table:style-name="ce2" office:value-type="float" office:value="121.9" calcext:value-type="float">
            <text:p>121.9</text:p>
          </table:table-cell>
          <table:table-cell table:style-name="ce2" office:value-type="float" office:value="124.9" calcext:value-type="float">
            <text:p>124.9</text:p>
          </table:table-cell>
          <table:table-cell table:style-name="ce2" office:value-type="float" office:value="129.4" calcext:value-type="float">
            <text:p>129.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1.3" calcext:value-type="float">
            <text:p>131.3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1.3" calcext:value-type="float">
            <text:p>131.3</text:p>
          </table:table-cell>
          <table:table-cell table:style-name="ce2" office:value-type="float" office:value="130.6" calcext:value-type="float">
            <text:p>130.6</text:p>
          </table:table-cell>
          <table:table-cell table:number-columns-repeated="16371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131.1" calcext:value-type="float">
            <text:p>131.1</text:p>
          </table:table-cell>
          <table:table-cell table:style-name="ce2" office:value-type="float" office:value="132.3" calcext:value-type="float">
            <text:p>132.3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33.7" calcext:value-type="float">
            <text:p>133.7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.2" calcext:value-type="float">
            <text:p>137.2</text:p>
          </table:table-cell>
          <table:table-cell table:style-name="ce2" office:value-type="float" office:value="139.6" calcext:value-type="float">
            <text:p>139.6</text:p>
          </table:table-cell>
          <table:table-cell table:number-columns-repeated="2" table:style-name="ce2" office:value-type="float" office:value="140.5" calcext:value-type="float">
            <text:p>140.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4.6" calcext:value-type="float">
            <text:p>134.6</text:p>
          </table:table-cell>
          <table:table-cell table:number-columns-repeated="16371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133.5" calcext:value-type="float">
            <text:p>133.5</text:p>
          </table:table-cell>
          <table:table-cell table:style-name="ce2" office:value-type="float" office:value="134.1" calcext:value-type="float">
            <text:p>134.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34.2" calcext:value-type="float">
            <text:p>134.2</text:p>
          </table:table-cell>
          <table:table-cell table:style-name="ce2" office:value-type="float" office:value="133.6" calcext:value-type="float">
            <text:p>133.6</text:p>
          </table:table-cell>
          <table:table-cell table:style-name="ce2" office:value-type="float" office:value="133.4" calcext:value-type="float">
            <text:p>133.4</text:p>
          </table:table-cell>
          <table:table-cell table:style-name="ce2" office:value-type="float" office:value="133.9" calcext:value-type="float">
            <text:p>133.9</text:p>
          </table:table-cell>
          <table:table-cell table:style-name="ce2" office:value-type="float" office:value="135.2" calcext:value-type="float">
            <text:p>135.2</text:p>
          </table:table-cell>
          <table:table-cell table:style-name="ce2" office:value-type="float" office:value="135.8" calcext:value-type="float">
            <text:p>135.8</text:p>
          </table:table-cell>
          <table:table-cell table:style-name="ce2" office:value-type="float" office:value="135.6" calcext:value-type="float">
            <text:p>135.6</text:p>
          </table:table-cell>
          <table:table-cell table:style-name="ce2" office:value-type="float" office:value="135.4" calcext:value-type="float">
            <text:p>135.4</text:p>
          </table:table-cell>
          <table:table-cell table:number-columns-repeated="16371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2" office:value-type="float" office:value="135.8" calcext:value-type="float">
            <text:p>135.8</text:p>
          </table:table-cell>
          <table:table-cell table:style-name="ce2" office:value-type="float" office:value="135.3" calcext:value-type="float">
            <text:p>135.3</text:p>
          </table:table-cell>
          <table:table-cell table:style-name="ce2" office:value-type="float" office:value="135.2" calcext:value-type="float">
            <text:p>135.2</text:p>
          </table:table-cell>
          <table:table-cell table:style-name="ce2" office:value-type="float" office:value="136.3" calcext:value-type="float">
            <text:p>136.3</text:p>
          </table:table-cell>
          <table:table-cell table:style-name="ce2" office:value-type="float" office:value="139.1" calcext:value-type="float">
            <text:p>139.1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144.2" calcext:value-type="float">
            <text:p>144.2</text:p>
          </table:table-cell>
          <table:table-cell table:style-name="ce2" office:value-type="float" office:value="144.6" calcext:value-type="float">
            <text:p>144.6</text:p>
          </table:table-cell>
          <table:table-cell table:style-name="ce2" office:value-type="float" office:value="144.7" calcext:value-type="float">
            <text:p>144.7</text:p>
          </table:table-cell>
          <table:table-cell table:style-name="ce2" office:value-type="float" office:value="145.1" calcext:value-type="float">
            <text:p>145.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4.2" calcext:value-type="float">
            <text:p>144.2</text:p>
          </table:table-cell>
          <table:table-cell table:number-columns-repeated="16371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2" office:value-type="float" office:value="143.8" calcext:value-type="float">
            <text:p>143.8</text:p>
          </table:table-cell>
          <table:table-cell table:style-name="ce2" office:value-type="float" office:value="146.4" calcext:value-type="float">
            <text:p>146.4</text:p>
          </table:table-cell>
          <table:table-cell table:style-name="ce2" office:value-type="float" office:value="147.7" calcext:value-type="float">
            <text:p>147.7</text:p>
          </table:table-cell>
          <table:table-cell table:style-name="ce2" office:value-type="float" office:value="147.6" calcext:value-type="float">
            <text:p>147.6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8.4" calcext:value-type="float">
            <text:p>148.4</text:p>
          </table:table-cell>
          <table:table-cell table:style-name="ce2" office:value-type="float" office:value="149.1" calcext:value-type="float">
            <text:p>149.1</text:p>
          </table:table-cell>
          <table:table-cell table:style-name="ce2" office:value-type="float" office:value="148.5" calcext:value-type="float">
            <text:p>148.5</text:p>
          </table:table-cell>
          <table:table-cell table:style-name="ce2" office:value-type="float" office:value="148.8" calcext:value-type="float">
            <text:p>148.8</text:p>
          </table:table-cell>
          <table:table-cell table:style-name="ce2" office:value-type="float" office:value="149.6" calcext:value-type="float">
            <text:p>149.6</text:p>
          </table:table-cell>
          <table:table-cell table:style-name="ce2" office:value-type="float" office:value="149.2" calcext:value-type="float">
            <text:p>149.2</text:p>
          </table:table-cell>
          <table:table-cell table:style-name="ce2" office:value-type="float" office:value="148.8" calcext:value-type="float">
            <text:p>148.8</text:p>
          </table:table-cell>
          <table:table-cell table:number-columns-repeated="16371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2" office:value-type="float" office:value="150.4" calcext:value-type="float">
            <text:p>150.4</text:p>
          </table:table-cell>
          <table:table-cell table:style-name="ce2" office:value-type="float" office:value="151.4" calcext:value-type="float">
            <text:p>151.4</text:p>
          </table:table-cell>
          <table:table-cell table:style-name="ce2" office:value-type="float" office:value="152.6" calcext:value-type="float">
            <text:p>152.6</text:p>
          </table:table-cell>
          <table:table-cell table:style-name="ce2" office:value-type="float" office:value="153.3" calcext:value-type="float">
            <text:p>153.3</text:p>
          </table:table-cell>
          <table:table-cell table:style-name="ce2" office:value-type="float" office:value="154.2" calcext:value-type="float">
            <text:p>154.2</text:p>
          </table:table-cell>
          <table:table-cell table:style-name="ce2" office:value-type="float" office:value="153.9" calcext:value-type="float">
            <text:p>153.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5.6" calcext:value-type="float">
            <text:p>155.6</text:p>
          </table:table-cell>
          <table:table-cell table:number-columns-repeated="2" table:style-name="ce2" office:value-type="float" office:value="155.7" calcext:value-type="float">
            <text:p>155.7</text:p>
          </table:table-cell>
          <table:table-cell table:style-name="ce2" office:value-type="float" office:value="155.5" calcext:value-type="float">
            <text:p>155.5</text:p>
          </table:table-cell>
          <table:table-cell table:style-name="ce2" office:value-type="float" office:value="155.7" calcext:value-type="float">
            <text:p>155.7</text:p>
          </table:table-cell>
          <table:table-cell table:number-columns-repeated="16371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2" office:value-type="float" office:value="155.8" calcext:value-type="float">
            <text:p>155.8</text:p>
          </table:table-cell>
          <table:table-cell table:style-name="ce2" office:value-type="float" office:value="156.5" calcext:value-type="float">
            <text:p>156.5</text:p>
          </table:table-cell>
          <table:table-cell table:style-name="ce2" office:value-type="float" office:value="156.6" calcext:value-type="float">
            <text:p>156.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7.6" calcext:value-type="float">
            <text:p>157.6</text:p>
          </table:table-cell>
          <table:table-cell table:style-name="ce2" office:value-type="float" office:value="158.4" calcext:value-type="float">
            <text:p>158.4</text:p>
          </table:table-cell>
          <table:table-cell table:style-name="ce2" office:value-type="float" office:value="159.9" calcext:value-type="float">
            <text:p>159.9</text:p>
          </table:table-cell>
          <table:table-cell table:style-name="ce2" office:value-type="float" office:value="160.8" calcext:value-type="float">
            <text:p>160.8</text:p>
          </table:table-cell>
          <table:table-cell table:style-name="ce2" office:value-type="float" office:value="161.9" calcext:value-type="float">
            <text:p>161.9</text:p>
          </table:table-cell>
          <table:table-cell table:style-name="ce2" office:value-type="float" office:value="162.7" calcext:value-type="float">
            <text:p>162.7</text:p>
          </table:table-cell>
          <table:table-cell table:style-name="ce2" office:value-type="float" office:value="162.1" calcext:value-type="float">
            <text:p>162.1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6371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number-columns-repeated="2" table:style-name="ce2" office:value-type="float" office:value="162.3" calcext:value-type="float">
            <text:p>162.3</text:p>
          </table:table-cell>
          <table:table-cell table:style-name="ce2" office:value-type="float" office:value="159.3" calcext:value-type="float">
            <text:p>159.3</text:p>
          </table:table-cell>
          <table:table-cell table:style-name="ce2" office:value-type="float" office:value="162.7" calcext:value-type="float">
            <text:p>162.7</text:p>
          </table:table-cell>
          <table:table-cell table:style-name="ce2" office:value-type="float" office:value="163.1" calcext:value-type="float">
            <text:p>163.1</text:p>
          </table:table-cell>
          <table:table-cell table:style-name="ce2" office:value-type="float" office:value="165.6" calcext:value-type="float">
            <text:p>165.6</text:p>
          </table:table-cell>
          <table:table-cell table:style-name="ce2" office:value-type="float" office:value="165.8" calcext:value-type="float">
            <text:p>165.8</text:p>
          </table:table-cell>
          <table:table-cell table:style-name="ce2" office:value-type="float" office:value="165.4" calcext:value-type="float">
            <text:p>165.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3.7" calcext:value-type="float">
            <text:p>163.7</text:p>
          </table:table-cell>
          <table:table-cell table:style-name="ce2" office:value-type="float" office:value="163.1" calcext:value-type="float">
            <text:p>163.1</text:p>
          </table:table-cell>
          <table:table-cell table:style-name="ce2" office:value-type="float" office:value="162.2" calcext:value-type="float">
            <text:p>162.2</text:p>
          </table:table-cell>
          <table:table-cell table:number-columns-repeated="16371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1.7" calcext:value-type="float">
            <text:p>161.7</text:p>
          </table:table-cell>
          <table:table-cell table:style-name="ce2" office:value-type="float" office:value="161.5" calcext:value-type="float">
            <text:p>161.5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2.2" calcext:value-type="float">
            <text:p>162.2</text:p>
          </table:table-cell>
          <table:table-cell table:style-name="ce2" office:value-type="float" office:value="161.7" calcext:value-type="float">
            <text:p>161.7</text:p>
          </table:table-cell>
          <table:table-cell table:style-name="ce2" office:value-type="float" office:value="161.2" calcext:value-type="float">
            <text:p>161.2</text:p>
          </table:table-cell>
          <table:table-cell table:style-name="ce2" office:value-type="float" office:value="161.8" calcext:value-type="float">
            <text:p>161.8</text:p>
          </table:table-cell>
          <table:table-cell table:style-name="ce2" office:value-type="float" office:value="162.3" calcext:value-type="float">
            <text:p>162.3</text:p>
          </table:table-cell>
          <table:table-cell table:number-columns-repeated="2" table:style-name="ce2" office:value-type="float" office:value="162.8" calcext:value-type="float">
            <text:p>162.8</text:p>
          </table:table-cell>
          <table:table-cell table:style-name="ce2" office:value-type="float" office:value="162.6" calcext:value-type="float">
            <text:p>162.6</text:p>
          </table:table-cell>
          <table:table-cell table:number-columns-repeated="16371"/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2" office:value-type="float" office:value="162.9" calcext:value-type="float">
            <text:p>162.9</text:p>
          </table:table-cell>
          <table:table-cell table:style-name="ce2" office:value-type="float" office:value="161.7" calcext:value-type="float">
            <text:p>161.7</text:p>
          </table:table-cell>
          <table:table-cell table:style-name="ce2" office:value-type="float" office:value="163.1" calcext:value-type="float">
            <text:p>163.1</text:p>
          </table:table-cell>
          <table:table-cell table:style-name="ce2" office:value-type="float" office:value="164.4" calcext:value-type="float">
            <text:p>164.4</text:p>
          </table:table-cell>
          <table:table-cell table:style-name="ce2" office:value-type="float" office:value="165.1" calcext:value-type="float">
            <text:p>165.1</text:p>
          </table:table-cell>
          <table:table-cell table:style-name="ce2" office:value-type="float" office:value="165.5" calcext:value-type="float">
            <text:p>165.5</text:p>
          </table:table-cell>
          <table:table-cell table:style-name="ce2" office:value-type="float" office:value="166.2" calcext:value-type="float">
            <text:p>166.2</text:p>
          </table:table-cell>
          <table:table-cell table:style-name="ce2" office:value-type="float" office:value="168.8" calcext:value-type="float">
            <text:p>168.8</text:p>
          </table:table-cell>
          <table:table-cell table:style-name="ce2" office:value-type="float" office:value="171.7" calcext:value-type="float">
            <text:p>171.7</text:p>
          </table:table-cell>
          <table:table-cell table:style-name="ce2" office:value-type="float" office:value="173.6" calcext:value-type="float">
            <text:p>173.6</text:p>
          </table:table-cell>
          <table:table-cell table:style-name="ce2" office:value-type="float" office:value="173.3" calcext:value-type="float">
            <text:p>173.3</text:p>
          </table:table-cell>
          <table:table-cell table:style-name="ce2" office:value-type="float" office:value="173.7" calcext:value-type="float">
            <text:p>173.7</text:p>
          </table:table-cell>
          <table:table-cell table:number-columns-repeated="16371"/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2" office:value-type="float" office:value="174.6" calcext:value-type="float">
            <text:p>174.6</text:p>
          </table:table-cell>
          <table:table-cell table:style-name="ce2" office:value-type="float" office:value="175.6" calcext:value-type="float">
            <text:p>175.6</text:p>
          </table:table-cell>
          <table:table-cell table:style-name="ce2" office:value-type="float" office:value="175.4" calcext:value-type="float">
            <text:p>175.4</text:p>
          </table:table-cell>
          <table:table-cell table:style-name="ce2" office:value-type="float" office:value="176.2" calcext:value-type="float">
            <text:p>176.2</text:p>
          </table:table-cell>
          <table:table-cell table:style-name="ce2" office:value-type="float" office:value="177.2" calcext:value-type="float">
            <text:p>177.2</text:p>
          </table:table-cell>
          <table:table-cell table:style-name="ce2" office:value-type="float" office:value="178.2" calcext:value-type="float">
            <text:p>178.2</text:p>
          </table:table-cell>
          <table:table-cell table:style-name="ce2" office:value-type="float" office:value="181.2" calcext:value-type="float">
            <text:p>181.2</text:p>
          </table:table-cell>
          <table:table-cell table:style-name="ce2" office:value-type="float" office:value="184.3" calcext:value-type="float">
            <text:p>184.3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0.2" calcext:value-type="float">
            <text:p>190.2</text:p>
          </table:table-cell>
          <table:table-cell table:style-name="ce2" office:value-type="float" office:value="191.4" calcext:value-type="float">
            <text:p>191.4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16371"/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table:style-name="ce2" office:value-type="float" office:value="191.2" calcext:value-type="float">
            <text:p>191.2</text:p>
          </table:table-cell>
          <table:table-cell table:style-name="ce2" office:value-type="float" office:value="193.6" calcext:value-type="float">
            <text:p>193.6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.4" calcext:value-type="float">
            <text:p>197.4</text:p>
          </table:table-cell>
          <table:table-cell table:style-name="ce2" office:value-type="float" office:value="197.7" calcext:value-type="float">
            <text:p>197.7</text:p>
          </table:table-cell>
          <table:table-cell table:style-name="ce2" office:value-type="float" office:value="199.4" calcext:value-type="float">
            <text:p>199.4</text:p>
          </table:table-cell>
          <table:table-cell table:style-name="ce2" office:value-type="float" office:value="201.1" calcext:value-type="float">
            <text:p>201.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.4" calcext:value-type="float">
            <text:p>203.4</text:p>
          </table:table-cell>
          <table:table-cell table:style-name="ce2" office:value-type="float" office:value="204.4" calcext:value-type="float">
            <text:p>204.4</text:p>
          </table:table-cell>
          <table:table-cell table:style-name="ce2" office:value-type="float" office:value="205.9" calcext:value-type="float">
            <text:p>205.9</text:p>
          </table:table-cell>
          <table:table-cell table:style-name="ce2" office:value-type="float" office:value="205.3" calcext:value-type="float">
            <text:p>205.3</text:p>
          </table:table-cell>
          <table:table-cell table:number-columns-repeated="16371"/>
        </table:table-row>
        <table:table-row table:style-name="ro2">
          <table:table-cell table:style-name="ce1" office:value-type="float" office:value="2025" calcext:value-type="float">
            <text:p>2025</text:p>
          </table:table-cell>
          <table:table-cell table:style-name="ce2" office:value-type="float" office:value="203.1" calcext:value-type="float">
            <text:p>203.1</text:p>
          </table:table-cell>
          <table:table-cell table:style-name="ce2" office:value-type="float" office:value="203.6" calcext:value-type="float">
            <text:p>203.6</text:p>
          </table:table-cell>
          <table:table-cell table:style-name="ce2" office:value-type="float" office:value="203.2" calcext:value-type="float">
            <text:p>203.2</text:p>
          </table:table-cell>
          <table:table-cell table:style-name="ce2" office:value-type="float" office:value="201.4" calcext:value-type="float">
            <text:p>201.4</text:p>
          </table:table-cell>
          <table:table-cell table:style-name="ce2" office:value-type="float" office:value="199.6" calcext:value-type="float">
            <text:p>199.6</text:p>
          </table:table-cell>
          <table:table-cell table:style-name="ce2" office:value-type="float" office:value="199.9" calcext:value-type="float">
            <text:p>199.9</text:p>
          </table:table-cell>
          <table:table-cell table:style-name="ce2" office:value-type="float" office:value="201.4" calcext:value-type="float">
            <text:p>201.4</text:p>
          </table:table-cell>
          <table:table-cell table:style-name="ce2" office:value-type="float" office:value="200.3" calcext:value-type="float">
            <text:p>200.3</text:p>
          </table:table-cell>
          <table:table-cell table:style-name="ce2" office:value-type="float" office:value="200.6" calcext:value-type="float">
            <text:p>200.6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.7" calcext:value-type="float">
            <text:p>203.7</text:p>
          </table:table-cell>
          <table:table-cell table:style-name="ce2" office:value-type="float" office:value="205.5" calcext:value-type="float">
            <text:p>205.5</text:p>
          </table:table-cell>
          <table:table-cell table:number-columns-repeated="16371"/>
        </table:table-row>
        <table:table-row table:style-name="ro2">
          <table:table-cell table:style-name="ce1" office:value-type="float" office:value="2026" calcext:value-type="float">
            <text:p>2026</text:p>
          </table:table-cell>
          <table:table-cell table:style-name="ce2" office:value-type="float" office:value="204.9" calcext:value-type="float">
            <text:p>204.9</text:p>
          </table:table-cell>
          <table:table-cell table:style-name="ce2" office:value-type="float" office:value="204.3" calcext:value-type="float">
            <text:p>204.3</text:p>
          </table:table-cell>
          <table:table-cell table:number-columns-repeated="10" table:style-name="ce3" office:value-type="string" calcext:value-type="string">
            <text:p>-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table:style-name="ce2" office:value-type="string" calcext:value-type="string">
            <text:p>WPI_Paddy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r</text:p>
          </table:table-cell>
          <table:table-cell office:value-type="float" office:value="104.2" calcext:value-type="float">
            <text:p>104.2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y</text:p>
          </table:table-cell>
          <table:table-cell office:value-type="float" office:value="104.2" calcext:value-type="float">
            <text:p>104.2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n</text:p>
          </table:table-cell>
          <table:table-cell office:value-type="float" office:value="107" calcext:value-type="float">
            <text:p>107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l</text:p>
          </table:table-cell>
          <table:table-cell office:value-type="float" office:value="111" calcext:value-type="float">
            <text:p>111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g</text:p>
          </table:table-cell>
          <table:table-cell office:value-type="float" office:value="114" calcext:value-type="float">
            <text:p>114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p</text:p>
          </table:table-cell>
          <table:table-cell office:value-type="float" office:value="116.1" calcext:value-type="float">
            <text:p>116.1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ct</text:p>
          </table:table-cell>
          <table:table-cell office:value-type="float" office:value="116.6" calcext:value-type="float">
            <text:p>116.6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v</text:p>
          </table:table-cell>
          <table:table-cell office:value-type="float" office:value="116.3" calcext:value-type="float">
            <text:p>116.3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c</text:p>
          </table:table-cell>
          <table:table-cell office:value-type="float" office:value="115.9" calcext:value-type="float">
            <text:p>115.9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an</text:p>
          </table:table-cell>
          <table:table-cell office:value-type="float" office:value="116.7" calcext:value-type="float">
            <text:p>116.7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eb</text:p>
          </table:table-cell>
          <table:table-cell office:value-type="float" office:value="117.9" calcext:value-type="float">
            <text:p>117.9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</text:p>
          </table:table-cell>
          <table:table-cell office:value-type="float" office:value="118.7" calcext:value-type="float">
            <text:p>118.7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pr</text:p>
          </table:table-cell>
          <table:table-cell office:value-type="float" office:value="120.4" calcext:value-type="float">
            <text:p>120.4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y</text:p>
          </table:table-cell>
          <table:table-cell office:value-type="float" office:value="121.9" calcext:value-type="float">
            <text:p>121.9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n</text:p>
          </table:table-cell>
          <table:table-cell office:value-type="float" office:value="124.9" calcext:value-type="float">
            <text:p>124.9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l</text:p>
          </table:table-cell>
          <table:table-cell office:value-type="float" office:value="129.4" calcext:value-type="float">
            <text:p>129.4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ug</text:p>
          </table:table-cell>
          <table:table-cell office:value-type="float" office:value="132" calcext:value-type="float">
            <text:p>132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p</text:p>
          </table:table-cell>
          <table:table-cell office:value-type="float" office:value="131.3" calcext:value-type="float">
            <text:p>131.3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ct</text:p>
          </table:table-cell>
          <table:table-cell office:value-type="float" office:value="131" calcext:value-type="float">
            <text:p>131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v</text:p>
          </table:table-cell>
          <table:table-cell office:value-type="float" office:value="131.3" calcext:value-type="float">
            <text:p>131.3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c</text:p>
          </table:table-cell>
          <table:table-cell office:value-type="float" office:value="130.6" calcext:value-type="float">
            <text:p>130.6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an</text:p>
          </table:table-cell>
          <table:table-cell office:value-type="float" office:value="131.1" calcext:value-type="float">
            <text:p>131.1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eb</text:p>
          </table:table-cell>
          <table:table-cell office:value-type="float" office:value="132.3" calcext:value-type="float">
            <text:p>132.3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</text:p>
          </table:table-cell>
          <table:table-cell office:value-type="float" office:value="132.6" calcext:value-type="float">
            <text:p>132.6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pr</text:p>
          </table:table-cell>
          <table:table-cell office:value-type="float" office:value="133.7" calcext:value-type="float">
            <text:p>133.7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y</text:p>
          </table:table-cell>
          <table:table-cell office:value-type="float" office:value="136" calcext:value-type="float">
            <text:p>136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n</text:p>
          </table:table-cell>
          <table:table-cell office:value-type="float" office:value="137.2" calcext:value-type="float">
            <text:p>137.2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l</text:p>
          </table:table-cell>
          <table:table-cell office:value-type="float" office:value="139.6" calcext:value-type="float">
            <text:p>139.6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ug</text:p>
          </table:table-cell>
          <table:table-cell office:value-type="float" office:value="140.5" calcext:value-type="float">
            <text:p>140.5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p</text:p>
          </table:table-cell>
          <table:table-cell office:value-type="float" office:value="140.5" calcext:value-type="float">
            <text:p>140.5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ct</text:p>
          </table:table-cell>
          <table:table-cell office:value-type="float" office:value="140" calcext:value-type="float">
            <text:p>140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</text:p>
          </table:table-cell>
          <table:table-cell office:value-type="float" office:value="138" calcext:value-type="float">
            <text:p>138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c</text:p>
          </table:table-cell>
          <table:table-cell office:value-type="float" office:value="134.6" calcext:value-type="float">
            <text:p>134.6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an</text:p>
          </table:table-cell>
          <table:table-cell office:value-type="float" office:value="133.5" calcext:value-type="float">
            <text:p>133.5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b</text:p>
          </table:table-cell>
          <table:table-cell office:value-type="float" office:value="134.1" calcext:value-type="float">
            <text:p>134.1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</text:p>
          </table:table-cell>
          <table:table-cell office:value-type="float" office:value="132" calcext:value-type="float">
            <text:p>132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pr</text:p>
          </table:table-cell>
          <table:table-cell office:value-type="float" office:value="132.6" calcext:value-type="float">
            <text:p>132.6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y</text:p>
          </table:table-cell>
          <table:table-cell office:value-type="float" office:value="134.2" calcext:value-type="float">
            <text:p>134.2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n</text:p>
          </table:table-cell>
          <table:table-cell office:value-type="float" office:value="133.6" calcext:value-type="float">
            <text:p>133.6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</text:p>
          </table:table-cell>
          <table:table-cell office:value-type="float" office:value="133.4" calcext:value-type="float">
            <text:p>133.4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g</text:p>
          </table:table-cell>
          <table:table-cell office:value-type="float" office:value="133.9" calcext:value-type="float">
            <text:p>133.9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p</text:p>
          </table:table-cell>
          <table:table-cell office:value-type="float" office:value="135.2" calcext:value-type="float">
            <text:p>135.2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ct</text:p>
          </table:table-cell>
          <table:table-cell office:value-type="float" office:value="135.8" calcext:value-type="float">
            <text:p>135.8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v</text:p>
          </table:table-cell>
          <table:table-cell office:value-type="float" office:value="135.6" calcext:value-type="float">
            <text:p>135.6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c</text:p>
          </table:table-cell>
          <table:table-cell office:value-type="float" office:value="135.4" calcext:value-type="float">
            <text:p>135.4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an</text:p>
          </table:table-cell>
          <table:table-cell office:value-type="float" office:value="135.8" calcext:value-type="float">
            <text:p>135.8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b</text:p>
          </table:table-cell>
          <table:table-cell office:value-type="float" office:value="135.3" calcext:value-type="float">
            <text:p>135.3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r</text:p>
          </table:table-cell>
          <table:table-cell office:value-type="float" office:value="135.2" calcext:value-type="float">
            <text:p>135.2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pr</text:p>
          </table:table-cell>
          <table:table-cell office:value-type="float" office:value="136.3" calcext:value-type="float">
            <text:p>136.3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y</text:p>
          </table:table-cell>
          <table:table-cell office:value-type="float" office:value="139.1" calcext:value-type="float">
            <text:p>139.1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n</text:p>
          </table:table-cell>
          <table:table-cell office:value-type="float" office:value="142.2" calcext:value-type="float">
            <text:p>142.2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</text:p>
          </table:table-cell>
          <table:table-cell office:value-type="float" office:value="144.2" calcext:value-type="float">
            <text:p>144.2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g</text:p>
          </table:table-cell>
          <table:table-cell office:value-type="float" office:value="144.6" calcext:value-type="float">
            <text:p>144.6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p</text:p>
          </table:table-cell>
          <table:table-cell office:value-type="float" office:value="144.7" calcext:value-type="float">
            <text:p>144.7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ct</text:p>
          </table:table-cell>
          <table:table-cell office:value-type="float" office:value="145.1" calcext:value-type="float">
            <text:p>145.1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v</text:p>
          </table:table-cell>
          <table:table-cell office:value-type="float" office:value="145" calcext:value-type="float">
            <text:p>145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c</text:p>
          </table:table-cell>
          <table:table-cell office:value-type="float" office:value="144.2" calcext:value-type="float">
            <text:p>144.2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an</text:p>
          </table:table-cell>
          <table:table-cell office:value-type="float" office:value="143.8" calcext:value-type="float">
            <text:p>143.8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eb</text:p>
          </table:table-cell>
          <table:table-cell office:value-type="float" office:value="146.4" calcext:value-type="float">
            <text:p>146.4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r</text:p>
          </table:table-cell>
          <table:table-cell office:value-type="float" office:value="147.7" calcext:value-type="float">
            <text:p>147.7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pr</text:p>
          </table:table-cell>
          <table:table-cell office:value-type="float" office:value="147.6" calcext:value-type="float">
            <text:p>147.6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y</text:p>
          </table:table-cell>
          <table:table-cell office:value-type="float" office:value="148" calcext:value-type="float">
            <text:p>148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n</text:p>
          </table:table-cell>
          <table:table-cell office:value-type="float" office:value="148.4" calcext:value-type="float">
            <text:p>148.4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l</text:p>
          </table:table-cell>
          <table:table-cell office:value-type="float" office:value="149.1" calcext:value-type="float">
            <text:p>149.1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g</text:p>
          </table:table-cell>
          <table:table-cell office:value-type="float" office:value="148.5" calcext:value-type="float">
            <text:p>148.5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ep</text:p>
          </table:table-cell>
          <table:table-cell office:value-type="float" office:value="148.8" calcext:value-type="float">
            <text:p>148.8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ct</text:p>
          </table:table-cell>
          <table:table-cell office:value-type="float" office:value="149.6" calcext:value-type="float">
            <text:p>149.6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v</text:p>
          </table:table-cell>
          <table:table-cell office:value-type="float" office:value="149.2" calcext:value-type="float">
            <text:p>149.2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c</text:p>
          </table:table-cell>
          <table:table-cell office:value-type="float" office:value="148.8" calcext:value-type="float">
            <text:p>148.8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an</text:p>
          </table:table-cell>
          <table:table-cell office:value-type="float" office:value="150.4" calcext:value-type="float">
            <text:p>150.4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eb</text:p>
          </table:table-cell>
          <table:table-cell office:value-type="float" office:value="151.4" calcext:value-type="float">
            <text:p>151.4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r</text:p>
          </table:table-cell>
          <table:table-cell office:value-type="float" office:value="152.6" calcext:value-type="float">
            <text:p>152.6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pr</text:p>
          </table:table-cell>
          <table:table-cell office:value-type="float" office:value="153.3" calcext:value-type="float">
            <text:p>153.3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y</text:p>
          </table:table-cell>
          <table:table-cell office:value-type="float" office:value="154.2" calcext:value-type="float">
            <text:p>154.2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un</text:p>
          </table:table-cell>
          <table:table-cell office:value-type="float" office:value="153.9" calcext:value-type="float">
            <text:p>153.9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ul</text:p>
          </table:table-cell>
          <table:table-cell office:value-type="float" office:value="155" calcext:value-type="float">
            <text:p>155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ug</text:p>
          </table:table-cell>
          <table:table-cell office:value-type="float" office:value="155.6" calcext:value-type="float">
            <text:p>155.6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ep</text:p>
          </table:table-cell>
          <table:table-cell office:value-type="float" office:value="155.7" calcext:value-type="float">
            <text:p>155.7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Oct</text:p>
          </table:table-cell>
          <table:table-cell office:value-type="float" office:value="155.7" calcext:value-type="float">
            <text:p>155.7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v</text:p>
          </table:table-cell>
          <table:table-cell office:value-type="float" office:value="155.5" calcext:value-type="float">
            <text:p>155.5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c</text:p>
          </table:table-cell>
          <table:table-cell office:value-type="float" office:value="155.7" calcext:value-type="float">
            <text:p>155.7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  <table:table-cell office:value-type="float" office:value="155.8" calcext:value-type="float">
            <text:p>155.8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eb</text:p>
          </table:table-cell>
          <table:table-cell office:value-type="float" office:value="156.5" calcext:value-type="float">
            <text:p>156.5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r</text:p>
          </table:table-cell>
          <table:table-cell office:value-type="float" office:value="156.6" calcext:value-type="float">
            <text:p>156.6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pr</text:p>
          </table:table-cell>
          <table:table-cell office:value-type="float" office:value="157" calcext:value-type="float">
            <text:p>157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y</text:p>
          </table:table-cell>
          <table:table-cell office:value-type="float" office:value="157.6" calcext:value-type="float">
            <text:p>157.6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158.4" calcext:value-type="float">
            <text:p>158.4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ul</text:p>
          </table:table-cell>
          <table:table-cell office:value-type="float" office:value="159.9" calcext:value-type="float">
            <text:p>159.9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g</text:p>
          </table:table-cell>
          <table:table-cell office:value-type="float" office:value="160.8" calcext:value-type="float">
            <text:p>160.8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p</text:p>
          </table:table-cell>
          <table:table-cell office:value-type="float" office:value="161.9" calcext:value-type="float">
            <text:p>161.9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Oct</text:p>
          </table:table-cell>
          <table:table-cell office:value-type="float" office:value="162.7" calcext:value-type="float">
            <text:p>162.7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v</text:p>
          </table:table-cell>
          <table:table-cell office:value-type="float" office:value="162.1" calcext:value-type="float">
            <text:p>162.1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c</text:p>
          </table:table-cell>
          <table:table-cell office:value-type="float" office:value="162" calcext:value-type="float">
            <text:p>162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an</text:p>
          </table:table-cell>
          <table:table-cell office:value-type="float" office:value="162.3" calcext:value-type="float">
            <text:p>162.3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eb</text:p>
          </table:table-cell>
          <table:table-cell office:value-type="float" office:value="162.3" calcext:value-type="float">
            <text:p>162.3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r</text:p>
          </table:table-cell>
          <table:table-cell office:value-type="float" office:value="159.3" calcext:value-type="float">
            <text:p>159.3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pr</text:p>
          </table:table-cell>
          <table:table-cell office:value-type="float" office:value="162.7" calcext:value-type="float">
            <text:p>162.7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y</text:p>
          </table:table-cell>
          <table:table-cell office:value-type="float" office:value="163.1" calcext:value-type="float">
            <text:p>163.1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un</text:p>
          </table:table-cell>
          <table:table-cell office:value-type="float" office:value="165.6" calcext:value-type="float">
            <text:p>165.6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ul</text:p>
          </table:table-cell>
          <table:table-cell office:value-type="float" office:value="165.8" calcext:value-type="float">
            <text:p>165.8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ug</text:p>
          </table:table-cell>
          <table:table-cell office:value-type="float" office:value="165.4" calcext:value-type="float">
            <text:p>165.4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p</text:p>
          </table:table-cell>
          <table:table-cell office:value-type="float" office:value="165" calcext:value-type="float">
            <text:p>165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Oct</text:p>
          </table:table-cell>
          <table:table-cell office:value-type="float" office:value="163.7" calcext:value-type="float">
            <text:p>163.7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v</text:p>
          </table:table-cell>
          <table:table-cell office:value-type="float" office:value="163.1" calcext:value-type="float">
            <text:p>163.1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ec</text:p>
          </table:table-cell>
          <table:table-cell office:value-type="float" office:value="162.2" calcext:value-type="float">
            <text:p>162.2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</text:p>
          </table:table-cell>
          <table:table-cell office:value-type="float" office:value="161.7" calcext:value-type="float">
            <text:p>161.7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</text:p>
          </table:table-cell>
          <table:table-cell office:value-type="float" office:value="161.5" calcext:value-type="float">
            <text:p>161.5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62.2" calcext:value-type="float">
            <text:p>162.2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</text:p>
          </table:table-cell>
          <table:table-cell office:value-type="float" office:value="161.7" calcext:value-type="float">
            <text:p>161.7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</text:p>
          </table:table-cell>
          <table:table-cell office:value-type="float" office:value="161.2" calcext:value-type="float">
            <text:p>161.2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ug</text:p>
          </table:table-cell>
          <table:table-cell office:value-type="float" office:value="161.8" calcext:value-type="float">
            <text:p>161.8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ep</text:p>
          </table:table-cell>
          <table:table-cell office:value-type="float" office:value="162.3" calcext:value-type="float">
            <text:p>162.3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Oct</text:p>
          </table:table-cell>
          <table:table-cell office:value-type="float" office:value="162.8" calcext:value-type="float">
            <text:p>162.8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v</text:p>
          </table:table-cell>
          <table:table-cell office:value-type="float" office:value="162.8" calcext:value-type="float">
            <text:p>162.8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ec</text:p>
          </table:table-cell>
          <table:table-cell office:value-type="float" office:value="162.6" calcext:value-type="float">
            <text:p>162.6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</text:p>
          </table:table-cell>
          <table:table-cell office:value-type="float" office:value="162.9" calcext:value-type="float">
            <text:p>162.9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eb</text:p>
          </table:table-cell>
          <table:table-cell office:value-type="float" office:value="161.7" calcext:value-type="float">
            <text:p>161.7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r</text:p>
          </table:table-cell>
          <table:table-cell office:value-type="float" office:value="163.1" calcext:value-type="float">
            <text:p>163.1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pr</text:p>
          </table:table-cell>
          <table:table-cell office:value-type="float" office:value="164.4" calcext:value-type="float">
            <text:p>164.4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y</text:p>
          </table:table-cell>
          <table:table-cell office:value-type="float" office:value="165.1" calcext:value-type="float">
            <text:p>165.1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n</text:p>
          </table:table-cell>
          <table:table-cell office:value-type="float" office:value="165.5" calcext:value-type="float">
            <text:p>165.5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l</text:p>
          </table:table-cell>
          <table:table-cell office:value-type="float" office:value="166.2" calcext:value-type="float">
            <text:p>166.2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g</text:p>
          </table:table-cell>
          <table:table-cell office:value-type="float" office:value="168.8" calcext:value-type="float">
            <text:p>168.8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p</text:p>
          </table:table-cell>
          <table:table-cell office:value-type="float" office:value="171.7" calcext:value-type="float">
            <text:p>171.7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ct</text:p>
          </table:table-cell>
          <table:table-cell office:value-type="float" office:value="173.6" calcext:value-type="float">
            <text:p>173.6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v</text:p>
          </table:table-cell>
          <table:table-cell office:value-type="float" office:value="173.3" calcext:value-type="float">
            <text:p>173.3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c</text:p>
          </table:table-cell>
          <table:table-cell office:value-type="float" office:value="173.7" calcext:value-type="float">
            <text:p>173.7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an</text:p>
          </table:table-cell>
          <table:table-cell office:value-type="float" office:value="174.6" calcext:value-type="float">
            <text:p>174.6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eb</text:p>
          </table:table-cell>
          <table:table-cell office:value-type="float" office:value="175.6" calcext:value-type="float">
            <text:p>175.6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r</text:p>
          </table:table-cell>
          <table:table-cell office:value-type="float" office:value="175.4" calcext:value-type="float">
            <text:p>175.4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pr</text:p>
          </table:table-cell>
          <table:table-cell office:value-type="float" office:value="176.2" calcext:value-type="float">
            <text:p>176.2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y</text:p>
          </table:table-cell>
          <table:table-cell office:value-type="float" office:value="177.2" calcext:value-type="float">
            <text:p>177.2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n</text:p>
          </table:table-cell>
          <table:table-cell office:value-type="float" office:value="178.2" calcext:value-type="float">
            <text:p>178.2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l</text:p>
          </table:table-cell>
          <table:table-cell office:value-type="float" office:value="181.2" calcext:value-type="float">
            <text:p>181.2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ug</text:p>
          </table:table-cell>
          <table:table-cell office:value-type="float" office:value="184.3" calcext:value-type="float">
            <text:p>184.3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ep</text:p>
          </table:table-cell>
          <table:table-cell office:value-type="float" office:value="187" calcext:value-type="float">
            <text:p>187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ct</text:p>
          </table:table-cell>
          <table:table-cell office:value-type="float" office:value="190.2" calcext:value-type="float">
            <text:p>190.2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v</text:p>
          </table:table-cell>
          <table:table-cell office:value-type="float" office:value="191.4" calcext:value-type="float">
            <text:p>191.4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ec</text:p>
          </table:table-cell>
          <table:table-cell office:value-type="float" office:value="192" calcext:value-type="float">
            <text:p>192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an</text:p>
          </table:table-cell>
          <table:table-cell office:value-type="float" office:value="191.2" calcext:value-type="float">
            <text:p>191.2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eb</text:p>
          </table:table-cell>
          <table:table-cell office:value-type="float" office:value="193.6" calcext:value-type="float">
            <text:p>193.6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r</text:p>
          </table:table-cell>
          <table:table-cell office:value-type="float" office:value="196" calcext:value-type="float">
            <text:p>196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pr</text:p>
          </table:table-cell>
          <table:table-cell office:value-type="float" office:value="197.4" calcext:value-type="float">
            <text:p>197.4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y</text:p>
          </table:table-cell>
          <table:table-cell office:value-type="float" office:value="197.7" calcext:value-type="float">
            <text:p>197.7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un</text:p>
          </table:table-cell>
          <table:table-cell office:value-type="float" office:value="199.4" calcext:value-type="float">
            <text:p>199.4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ul</text:p>
          </table:table-cell>
          <table:table-cell office:value-type="float" office:value="201.1" calcext:value-type="float">
            <text:p>201.1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ug</text:p>
          </table:table-cell>
          <table:table-cell office:value-type="float" office:value="202" calcext:value-type="float">
            <text:p>202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ep</text:p>
          </table:table-cell>
          <table:table-cell office:value-type="float" office:value="203.4" calcext:value-type="float">
            <text:p>203.4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ct</text:p>
          </table:table-cell>
          <table:table-cell office:value-type="float" office:value="204.4" calcext:value-type="float">
            <text:p>204.4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v</text:p>
          </table:table-cell>
          <table:table-cell office:value-type="float" office:value="205.9" calcext:value-type="float">
            <text:p>205.9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ec</text:p>
          </table:table-cell>
          <table:table-cell office:value-type="float" office:value="205.3" calcext:value-type="float">
            <text:p>205.3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an</text:p>
          </table:table-cell>
          <table:table-cell office:value-type="float" office:value="203.1" calcext:value-type="float">
            <text:p>203.1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Feb</text:p>
          </table:table-cell>
          <table:table-cell office:value-type="float" office:value="203.6" calcext:value-type="float">
            <text:p>203.6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r</text:p>
          </table:table-cell>
          <table:table-cell office:value-type="float" office:value="203.2" calcext:value-type="float">
            <text:p>203.2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pr</text:p>
          </table:table-cell>
          <table:table-cell office:value-type="float" office:value="201.4" calcext:value-type="float">
            <text:p>201.4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99.6" calcext:value-type="float">
            <text:p>199.6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</text:p>
          </table:table-cell>
          <table:table-cell office:value-type="float" office:value="199.9" calcext:value-type="float">
            <text:p>199.9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</text:p>
          </table:table-cell>
          <table:table-cell office:value-type="float" office:value="201.4" calcext:value-type="float">
            <text:p>201.4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</text:p>
          </table:table-cell>
          <table:table-cell office:value-type="float" office:value="200.3" calcext:value-type="float">
            <text:p>200.3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</text:p>
          </table:table-cell>
          <table:table-cell office:value-type="float" office:value="200.6" calcext:value-type="float">
            <text:p>200.6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</text:p>
          </table:table-cell>
          <table:table-cell office:value-type="float" office:value="202" calcext:value-type="float">
            <text:p>202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</text:p>
          </table:table-cell>
          <table:table-cell office:value-type="float" office:value="203.7" calcext:value-type="float">
            <text:p>203.7</text:p>
          </table:table-cell>
          <table:table-cell table:number-columns-repeated="1638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</text:p>
          </table:table-cell>
          <table:table-cell office:value-type="float" office:value="205.5" calcext:value-type="float">
            <text:p>205.5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</text:p>
          </table:table-cell>
          <table:table-cell office:value-type="float" office:value="204.9" calcext:value-type="float">
            <text:p>204.9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Feb</text:p>
          </table:table-cell>
          <table:table-cell office:value-type="float" office:value="204.3" calcext:value-type="float">
            <text:p>204.3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23:52:27.3034162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PI_20_Paddy" style:display-name="PageStyle_WPI Padd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4-03T07:43:09</meta:creation-date>
    <dc:date>2026-04-04T01:57:25.904773627</dc:date>
    <meta:generator>LibreOffice/24.2.7.2$Linux_X86_64 LibreOffice_project/420$Build-2</meta:generator>
    <meta:editing-duration>PT20M29S</meta:editing-duration>
    <meta:editing-cycles>4</meta:editing-cycles>
    <meta:document-statistic meta:table-count="1" meta:cell-count="752" meta:object-count="0"/>
    <meta:user-defined meta:name="AppVersion">3.1</meta:user-defined>
  </office:meta>
</office:document-meta>
</file>